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1.4272995" calcext:value-type="float">
            <text:p>31,4272995</text:p>
          </table:table-cell>
          <table:table-cell office:value-type="float" office:value="2.428639568E-026" calcext:value-type="float">
            <text:p>2,43E-026</text:p>
          </table:table-cell>
          <table:table-cell office:value-type="float" office:value="3.607141733" calcext:value-type="float">
            <text:p>3,607141733</text:p>
          </table:table-cell>
          <table:table-cell table:style-name="ce2" table:formula="of:=([.E3]-[.E2])/[.E2]" office:value-type="float" office:value="0.00557893987783976" calcext:value-type="float">
            <text:p>0,00557893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492" calcext:value-type="float">
            <text:p>34492</text:p>
          </table:table-cell>
          <table:table-cell office:value-type="float" office:value="36.4264183" calcext:value-type="float">
            <text:p>36,4264183</text:p>
          </table:table-cell>
          <table:table-cell office:value-type="float" office:value="2.138873181E-021" calcext:value-type="float">
            <text:p>2,14E-021</text:p>
          </table:table-cell>
          <table:table-cell office:value-type="float" office:value="2.670991421" calcext:value-type="float">
            <text:p>2,67099142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492" calcext:value-type="float">
            <text:p>34492</text:p>
          </table:table-cell>
          <table:table-cell office:value-type="float" office:value="42.46883774" calcext:value-type="float">
            <text:p>42,46883774</text:p>
          </table:table-cell>
          <table:table-cell office:value-type="float" office:value="2.269949845E-020" calcext:value-type="float">
            <text:p>2,27E-020</text:p>
          </table:table-cell>
          <table:table-cell office:value-type="float" office:value="2.674421072" calcext:value-type="float">
            <text:p>2,674421072</text:p>
          </table:table-cell>
          <table:table-cell table:formula="of:=([.E5]-[.E4])/[.E4]" office:value-type="float" office:value="0.00128403669627504" calcext:value-type="float">
            <text:p>0,001284036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177" calcext:value-type="float">
            <text:p>35177</text:p>
          </table:table-cell>
          <table:table-cell office:value-type="float" office:value="42.84958649" calcext:value-type="float">
            <text:p>42,84958649</text:p>
          </table:table-cell>
          <table:table-cell office:value-type="float" office:value="3.313519767E-017" calcext:value-type="float">
            <text:p>3,31E-017</text:p>
          </table:table-cell>
          <table:table-cell office:value-type="float" office:value="2.192549467" calcext:value-type="float">
            <text:p>2,19254946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177" calcext:value-type="float">
            <text:p>35177</text:p>
          </table:table-cell>
          <table:table-cell office:value-type="float" office:value="50.09001541" calcext:value-type="float">
            <text:p>50,09001541</text:p>
          </table:table-cell>
          <table:table-cell office:value-type="float" office:value="3.941164563E-017" calcext:value-type="float">
            <text:p>3,94E-017</text:p>
          </table:table-cell>
          <table:table-cell office:value-type="float" office:value="2.194757223" calcext:value-type="float">
            <text:p>2,194757223</text:p>
          </table:table-cell>
          <table:table-cell table:style-name="ce3" table:formula="of:=([.E7]-[.E6])/[.E6]" office:value-type="float" office:value="0.00100693554842372" calcext:value-type="float">
            <text:p>0,001006935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5524" calcext:value-type="float">
            <text:p>35524</text:p>
          </table:table-cell>
          <table:table-cell office:value-type="float" office:value="50.29182816" calcext:value-type="float">
            <text:p>50,29182816</text:p>
          </table:table-cell>
          <table:table-cell office:value-type="float" office:value="8.036013329E-017" calcext:value-type="float">
            <text:p>8,04E-017</text:p>
          </table:table-cell>
          <table:table-cell office:value-type="float" office:value="1.892311931" calcext:value-type="float">
            <text:p>1,89231193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5524" calcext:value-type="float">
            <text:p>35524</text:p>
          </table:table-cell>
          <table:table-cell office:value-type="float" office:value="49.42554855" calcext:value-type="float">
            <text:p>49,42554855</text:p>
          </table:table-cell>
          <table:table-cell office:value-type="float" office:value="5.368794458E-016" calcext:value-type="float">
            <text:p>5,37E-016</text:p>
          </table:table-cell>
          <table:table-cell office:value-type="float" office:value="1.892956257" calcext:value-type="float">
            <text:p>1,892956257</text:p>
          </table:table-cell>
          <table:table-cell table:style-name="ce3" table:formula="of:=([.E9]-[.E8])/[.E8]" office:value-type="float" office:value="0.000340496716975978" calcext:value-type="float">
            <text:p>0,00034049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798" calcext:value-type="float">
            <text:p>35798</text:p>
          </table:table-cell>
          <table:table-cell office:value-type="float" office:value="49.53978348" calcext:value-type="float">
            <text:p>49,53978348</text:p>
          </table:table-cell>
          <table:table-cell office:value-type="float" office:value="6.835549955E-015" calcext:value-type="float">
            <text:p>6,84E-015</text:p>
          </table:table-cell>
          <table:table-cell office:value-type="float" office:value="1.678438902" calcext:value-type="float">
            <text:p>1,67843890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798" calcext:value-type="float">
            <text:p>35798</text:p>
          </table:table-cell>
          <table:table-cell office:value-type="float" office:value="49.10514069" calcext:value-type="float">
            <text:p>49,10514069</text:p>
          </table:table-cell>
          <table:table-cell office:value-type="float" office:value="8.591198427E-016" calcext:value-type="float">
            <text:p>8,59E-016</text:p>
          </table:table-cell>
          <table:table-cell office:value-type="float" office:value="1.678732395" calcext:value-type="float">
            <text:p>1,678732395</text:p>
          </table:table-cell>
          <table:table-cell table:style-name="ce3" table:formula="of:=([.E11]-[.E10])/[.E10]" office:value-type="float" office:value="0.000174860699218966" calcext:value-type="float">
            <text:p>0,000174860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5972" calcext:value-type="float">
            <text:p>35972</text:p>
          </table:table-cell>
          <table:table-cell office:value-type="float" office:value="49.16014481" calcext:value-type="float">
            <text:p>49,16014481</text:p>
          </table:table-cell>
          <table:table-cell office:value-type="float" office:value="0.000000000001554053002" calcext:value-type="float">
            <text:p>1,55E-012</text:p>
          </table:table-cell>
          <table:table-cell office:value-type="float" office:value="1.51410675" calcext:value-type="float">
            <text:p>1,5141067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5972" calcext:value-type="float">
            <text:p>35972</text:p>
          </table:table-cell>
          <table:table-cell office:value-type="float" office:value="49.75366592" calcext:value-type="float">
            <text:p>49,75366592</text:p>
          </table:table-cell>
          <table:table-cell office:value-type="float" office:value="0.0000000000002058684576" calcext:value-type="float">
            <text:p>2,06E-013</text:p>
          </table:table-cell>
          <table:table-cell office:value-type="float" office:value="1.514034271" calcext:value-type="float">
            <text:p>1,514034271</text:p>
          </table:table-cell>
          <table:table-cell table:formula="of:=([.E13]-[.E12])/[.E12]" office:value-type="float" office:value="-0.0000478691479317298" calcext:value-type="float">
            <text:p>-4,78691479317298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227" calcext:value-type="float">
            <text:p>36227</text:p>
          </table:table-cell>
          <table:table-cell office:value-type="float" office:value="49.70237732" calcext:value-type="float">
            <text:p>49,70237732</text:p>
          </table:table-cell>
          <table:table-cell office:value-type="float" office:value="0.000000000002139276603" calcext:value-type="float">
            <text:p>2,14E-012</text:p>
          </table:table-cell>
          <table:table-cell office:value-type="float" office:value="1.384643197" calcext:value-type="float">
            <text:p>1,38464319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227" calcext:value-type="float">
            <text:p>36227</text:p>
          </table:table-cell>
          <table:table-cell office:value-type="float" office:value="49.89260101" calcext:value-type="float">
            <text:p>49,89260101</text:p>
          </table:table-cell>
          <table:table-cell office:value-type="float" office:value="0.000000000003982524813" calcext:value-type="float">
            <text:p>3,98E-012</text:p>
          </table:table-cell>
          <table:table-cell office:value-type="float" office:value="1.384342313" calcext:value-type="float">
            <text:p>1,384342313</text:p>
          </table:table-cell>
          <table:table-cell table:formula="of:=([.E15]-[.E14])/[.E14]" office:value-type="float" office:value="-0.000217300746251263" calcext:value-type="float">
            <text:p>-0,000217300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6430" calcext:value-type="float">
            <text:p>36430</text:p>
          </table:table-cell>
          <table:table-cell office:value-type="float" office:value="49.9113121" calcext:value-type="float">
            <text:p>49,9113121</text:p>
          </table:table-cell>
          <table:table-cell office:value-type="float" office:value="0.0000000000224524635" calcext:value-type="float">
            <text:p>2,25E-011</text:p>
          </table:table-cell>
          <table:table-cell office:value-type="float" office:value="1.278779745" calcext:value-type="float">
            <text:p>1,27877974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6430" calcext:value-type="float">
            <text:p>36430</text:p>
          </table:table-cell>
          <table:table-cell office:value-type="float" office:value="50.25739288" calcext:value-type="float">
            <text:p>50,25739288</text:p>
          </table:table-cell>
          <table:table-cell office:value-type="float" office:value="0.00000000001325970844" calcext:value-type="float">
            <text:p>1,33E-011</text:p>
          </table:table-cell>
          <table:table-cell office:value-type="float" office:value="1.278571367" calcext:value-type="float">
            <text:p>1,278571367</text:p>
          </table:table-cell>
          <table:table-cell table:formula="of:=([.E17]-[.E16])/[.E16]" office:value-type="float" office:value="-0.000162950657308037" calcext:value-type="float">
            <text:p>-0,000162950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760" calcext:value-type="float">
            <text:p>36760</text:p>
          </table:table-cell>
          <table:table-cell office:value-type="float" office:value="50.2408638" calcext:value-type="float">
            <text:p>50,2408638</text:p>
          </table:table-cell>
          <table:table-cell office:value-type="float" office:value="0.00000000009872842821" calcext:value-type="float">
            <text:p>9,87E-011</text:p>
          </table:table-cell>
          <table:table-cell office:value-type="float" office:value="1.188860655" calcext:value-type="float">
            <text:p>1,18886065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760" calcext:value-type="float">
            <text:p>36760</text:p>
          </table:table-cell>
          <table:table-cell office:value-type="float" office:value="50.37849808" calcext:value-type="float">
            <text:p>50,37849808</text:p>
          </table:table-cell>
          <table:table-cell office:value-type="float" office:value="0.000000000005772419001" calcext:value-type="float">
            <text:p>5,77E-012</text:p>
          </table:table-cell>
          <table:table-cell office:value-type="float" office:value="1.18822825" calcext:value-type="float">
            <text:p>1,18822825</text:p>
          </table:table-cell>
          <table:table-cell table:style-name="ce3" table:formula="of:=([.E19]-[.E18])/[.E18]" office:value-type="float" office:value="-0.000531942071882215" calcext:value-type="float">
            <text:p>-0,000531942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112" calcext:value-type="float">
            <text:p>37112</text:p>
          </table:table-cell>
          <table:table-cell office:value-type="float" office:value="50.38531876" calcext:value-type="float">
            <text:p>50,38531876</text:p>
          </table:table-cell>
          <table:table-cell office:value-type="float" office:value="0.00000000077650264" calcext:value-type="float">
            <text:p>7,77E-010</text:p>
          </table:table-cell>
          <table:table-cell office:value-type="float" office:value="1.112308383" calcext:value-type="float">
            <text:p>1,11230838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112" calcext:value-type="float">
            <text:p>37112</text:p>
          </table:table-cell>
          <table:table-cell office:value-type="float" office:value="50.58801651" calcext:value-type="float">
            <text:p>50,58801651</text:p>
          </table:table-cell>
          <table:table-cell office:value-type="float" office:value="0.000000001211022727" calcext:value-type="float">
            <text:p>1,21E-009</text:p>
          </table:table-cell>
          <table:table-cell office:value-type="float" office:value="1.112144709" calcext:value-type="float">
            <text:p>1,112144709</text:p>
          </table:table-cell>
          <table:table-cell table:style-name="ce3" table:formula="of:=([.E21]-[.E20])/[.E20]" office:value-type="float" office:value="-0.000147148041407818" calcext:value-type="float">
            <text:p>-0,00014714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7604" calcext:value-type="float">
            <text:p>37604</text:p>
          </table:table-cell>
          <table:table-cell office:value-type="float" office:value="50.59233856" calcext:value-type="float">
            <text:p>50,59233856</text:p>
          </table:table-cell>
          <table:table-cell office:value-type="float" office:value="0.00000000526399635" calcext:value-type="float">
            <text:p>5,26E-009</text:p>
          </table:table-cell>
          <table:table-cell office:value-type="float" office:value="1.046314955" calcext:value-type="float">
            <text:p>1,04631495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727805887395241" calcext:value-type="float">
            <text:p>0,00072780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0T08:47:16.112260173</dc:date>
    <meta:document-statistic meta:table-count="1" meta:cell-count="121" meta:object-count="0"/>
    <meta:generator>LibreOffice/4.1.5.3$Linux_X86_64 LibreOffice_project/410m0$Build-3</meta:generator>
  </office:meta>
</office:document-meta>
</file>